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277301"/>
    </style:style>
    <style:style style:name="P2" style:family="paragraph" style:parent-style-name="Text_20_body">
      <style:text-properties officeooo:rsid="0020266d" officeooo:paragraph-rsid="002af57a"/>
    </style:style>
    <style:style style:name="P3" style:family="paragraph" style:parent-style-name="Heading_20_1" style:master-page-name="Right_20_Page">
      <style:paragraph-properties style:page-number="auto"/>
      <style:text-properties officeooo:rsid="0020266d" officeooo:paragraph-rsid="002af57a"/>
    </style:style>
    <style:style style:name="P4" style:family="paragraph" style:parent-style-name="Heading_20_2">
      <style:text-properties officeooo:paragraph-rsid="002af57a"/>
    </style:style>
    <style:style style:name="P5" style:family="paragraph" style:parent-style-name="Heading_20_3">
      <style:text-properties officeooo:paragraph-rsid="00277301"/>
    </style:style>
    <style:style style:name="P6" style:family="paragraph" style:parent-style-name="Heading_20_3">
      <style:text-properties officeooo:rsid="0020266d" officeooo:paragraph-rsid="002af57a"/>
    </style:style>
    <style:style style:name="P7" style:family="paragraph" style:parent-style-name="Heading_20_3">
      <style:text-properties officeooo:paragraph-rsid="002af57a"/>
    </style:style>
    <style:style style:name="T1" style:family="text">
      <style:text-properties officeooo:rsid="001d5e8e"/>
    </style:style>
    <style:style style:name="T2" style:family="text">
      <style:text-properties officeooo:rsid="002026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Brown Eyed Girl</text:h>
      <text:h text:style-name="P4" text:outline-level="2">(<text:span text:style-name="T2">Van Morrison</text:span>)</text:h>
      <text:h text:style-name="P6" text:outline-level="3">[INTRO]</text:h>
      <text:p text:style-name="P2">G <text:s text:c="2"/>C <text:s text:c="2"/>G <text:s text:c="2"/>D</text:p>
      <text:p text:style-name="P2">G <text:s text:c="2"/>C <text:s text:c="2"/>G <text:s text:c="2"/>D</text:p>
      <text:h text:style-name="P7" text:outline-level="3">[VERSE 1]</text:h>
      <text:p text:style-name="P2">G <text:s text:c="15"/>C <text:s text:c="5"/></text:p>
      <text:p text:style-name="P2"><text:s text:c="3"/>Hey where did we go,</text:p>
      <text:p text:style-name="P2">G <text:s text:c="14"/>D</text:p>
      <text:p text:style-name="P2"><text:s text:c="2"/>days when the rains came </text:p>
      <text:p text:style-name="P2">G <text:s text:c="13"/>C <text:s text:c="6"/></text:p>
      <text:p text:style-name="P2"><text:s text:c="3"/>Down in the hollow, </text:p>
      <text:p text:style-name="P2">G <text:s text:c="10"/>D</text:p>
      <text:p text:style-name="P2"><text:s text:c="2"/>playin' a new game</text:p>
      <text:p text:style-name="P2">G <text:s text:c="16"/>C <text:s text:c="16"/></text:p>
      <text:p text:style-name="P2"><text:s text:c="3"/>Laughin' and a-runnin' hey, hey, </text:p>
      <text:p text:style-name="P2">G <text:s text:c="15"/>D</text:p>
      <text:p text:style-name="P2"><text:s text:c="2"/>skippin’ and a-jumpin’</text:p>
      <text:p text:style-name="P2">G <text:s text:c="14"/>C <text:s text:c="16"/></text:p>
      <text:p text:style-name="P2"><text:s text:c="3"/>In the misty mornin' fog with, </text:p>
      <text:p text:style-name="P2">G <text:s text:c="8"/>D <text:s text:c="19"/>C</text:p>
      <text:p text:style-name="P2"><text:s text:c="2"/>ah, our hearts thumpin' with you</text:p>
      <text:p text:style-name="P2">D <text:s text:c="15"/>G <text:s text:c="4"/>Em <text:s text:c="2"/></text:p>
      <text:p text:style-name="P2"><text:s text:c="3"/>My brown-eyed girl, <text:s text:c="5"/></text:p>
      <text:p text:style-name="P2">C <text:s text:c="9"/>D <text:s text:c="10"/>G <text:s text:c="5"/>D7</text:p>
      <text:p text:style-name="P2"><text:s text:c="2"/>you’re my brown-eyed girl</text:p>
      <text:h text:style-name="P7" text:outline-level="3">[VERSE 2]</text:h>
      <text:p text:style-name="P2">G <text:s text:c="10"/>C <text:s text:c="7"/></text:p>
      <text:p text:style-name="P2"><text:s text:c="3"/>Whatever happened,</text:p>
      <text:p text:style-name="P2">G <text:s text:c="12"/>D</text:p>
      <text:p text:style-name="P2"><text:s text:c="3"/>Tuesday is so slow </text:p>
      <text:p text:style-name="P2">G <text:s text:c="16"/>C <text:s text:c="14"/></text:p>
      <text:p text:style-name="P2"><text:s text:c="3"/>Goin’ down the old mine with a </text:p>
      <text:p text:style-name="P2">G <text:s text:c="11"/>D</text:p>
      <text:p text:style-name="P2"><text:s text:c="2"/>transistor radio</text:p>
      <text:p text:style-name="P2"><text:soft-page-break/>G <text:s text:c="17"/>C <text:s text:c="17"/></text:p>
      <text:p text:style-name="P2"><text:s text:c="3"/>Standin’ in the sunlight laughin’,</text:p>
      <text:p text:style-name="P2">G <text:s text:c="16"/>D</text:p>
      <text:p text:style-name="P2"><text:s text:c="2"/>hidin’ behind a rainbow's wall</text:p>
      <text:p text:style-name="P2">G <text:s text:c="16"/>C <text:s text:c="6"/></text:p>
      <text:p text:style-name="P2"><text:s text:c="3"/>Slippin’ and a-slidin’ </text:p>
      <text:p text:style-name="P2">G <text:s text:c="14"/>D <text:s text:c="15"/>C</text:p>
      <text:p text:style-name="P2"><text:s text:c="2"/>all along the waterfall with you </text:p>
      <text:p text:style-name="P2"/>
      <text:p text:style-name="P2">D <text:s text:c="15"/>G <text:s text:c="4"/>Em <text:s text:c="2"/></text:p>
      <text:p text:style-name="P2"><text:s text:c="3"/>My brown-eyed girl, <text:s text:c="5"/></text:p>
      <text:p text:style-name="P2">C <text:s text:c="9"/>D <text:s text:c="10"/>G</text:p>
      <text:p text:style-name="P2"><text:s text:c="2"/>you’re my brown-eyed girl</text:p>
      <text:h text:style-name="P7" text:outline-level="3">[CHORUS]</text:h>
      <text:p text:style-name="P2">D7 <text:s text:c="32"/>G</text:p>
      <text:p text:style-name="P2"><text:s text:c="3"/>Do you remember when we used to sing</text:p>
      <text:p text:style-name="P2"><text:s text:c="13"/>C <text:s text:c="10"/>G <text:s text:c="13"/>D</text:p>
      <text:p text:style-name="P2"><text:s text:c="3"/>Sha la la la la la la la la la la te da</text:p>
      <text:p text:style-name="P2">G <text:s text:c="11"/>C <text:s text:c="10"/>G <text:s text:c="13"/>D <text:s/></text:p>
      <text:p text:style-name="P2"><text:s text:c="3"/>Sha la la la la la la la la la la te da,</text:p>
      <text:p text:style-name="P2"><text:s text:c="7"/>G</text:p>
      <text:p text:style-name="P2"><text:s/>la te da</text:p>
      <text:h text:style-name="P7" text:outline-level="3">[BRIDGE]</text:h>
      <text:p text:style-name="P2">G <text:s text:c="2"/>C <text:s text:c="2"/>G <text:s text:c="2"/>D</text:p>
      <text:h text:style-name="P7" text:outline-level="3">[VERSE 3]</text:h>
      <text:p text:style-name="P2">G <text:s text:c="14"/>C <text:s text:c="9"/></text:p>
      <text:p text:style-name="P2"><text:s text:c="3"/>So hard to find my way, </text:p>
      <text:p text:style-name="P2">G <text:s text:c="16"/>D</text:p>
      <text:p text:style-name="P2"><text:s text:c="2"/>now that I'm all on my own</text:p>
      <text:p text:style-name="P2">G <text:s text:c="20"/>C <text:s text:c="9"/></text:p>
      <text:p text:style-name="P2"><text:s text:c="3"/>I saw you just the other day, </text:p>
      <text:p text:style-name="P2">G <text:s text:c="4"/>D</text:p>
      <text:p text:style-name="P2"><text:s text:c="2"/>my, you have grown</text:p>
      <text:p text:style-name="P2">G <text:s text:c="16"/>C <text:s text:c="16"/></text:p>
      <text:p text:style-name="P2"><text:s text:c="3"/>Cast my memory back there, Lord, </text:p>
      <text:p text:style-name="P2"/>
      <text:p text:style-name="P2"><text:soft-page-break/>G <text:s text:c="14"/>D</text:p>
      <text:p text:style-name="P2"><text:s text:c="2"/>sometimes I'm overcome thinkin’ about</text:p>
      <text:p text:style-name="P2">G <text:s text:c="20"/>C <text:s text:c="11"/></text:p>
      <text:p text:style-name="P2"><text:s text:c="3"/>Makin’ love in the green grass, </text:p>
      <text:p text:style-name="P2">G <text:s text:c="11"/>D <text:s text:c="11"/>C</text:p>
      <text:p text:style-name="P2"><text:s text:c="2"/>behind the stadium with you</text:p>
      <text:p text:style-name="P2">D <text:s text:c="15"/>G <text:s text:c="4"/>Em <text:s text:c="2"/></text:p>
      <text:p text:style-name="P2"><text:s text:c="3"/>My brown-eyed girl, <text:s text:c="5"/></text:p>
      <text:p text:style-name="P2">C <text:s text:c="11"/>D <text:s text:c="10"/>G</text:p>
      <text:p text:style-name="P2"><text:s text:c="2"/>a-you’re my brown-eyed girl</text:p>
      <text:p text:style-name="P2"/>
      <text:h text:style-name="P7" text:outline-level="3">[CHORUS]</text:h>
      <text:p text:style-name="P2">D7 <text:s text:c="32"/>G</text:p>
      <text:p text:style-name="P2"><text:s text:c="3"/>Do you remember when we used to sing</text:p>
      <text:p text:style-name="P2"><text:s text:c="13"/>C <text:s text:c="10"/>G <text:s text:c="13"/>D</text:p>
      <text:p text:style-name="P2"><text:s text:c="3"/>Sha la la la la la la la la la la te da</text:p>
      <text:p text:style-name="P2">G <text:s text:c="11"/>C <text:s text:c="10"/>G <text:s text:c="13"/>D</text:p>
      <text:p text:style-name="P2"><text:s text:c="3"/>Sha la la la la la la la la la la te da</text:p>
      <text:p text:style-name="P2">G <text:s text:c="11"/>C <text:s text:c="10"/>G <text:s text:c="13"/>D</text:p>
      <text:p text:style-name="P2"><text:s text:c="3"/>Sha la la la la la la la la la la te da</text:p>
      <text:p text:style-name="P2">G <text:s text:c="11"/>C <text:s text:c="10"/>G <text:s text:c="13"/>D</text:p>
      <text:p text:style-name="P2"><text:span text:style-name="T2"><text:s text:c="3"/>Sha la la la la la la la la la la te d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23M58S</meta:editing-duration>
    <meta:editing-cycles>30</meta:editing-cycles>
    <meta:generator>LibreOffice/5.2.7.2$MacOSX_X86_64 LibreOffice_project/2b7f1e640c46ceb28adf43ee075a6e8b8439ed10</meta:generator>
    <dc:title>Lyrics + Chords</dc:title>
    <dc:date>2017-08-01T10:53:22.186207000</dc:date>
    <meta:print-date>2017-04-03T12:23:29.985893000</meta:print-date>
    <meta:document-statistic meta:table-count="0" meta:image-count="0" meta:object-count="0" meta:page-count="3" meta:paragraph-count="90" meta:word-count="360" meta:character-count="2419" meta:non-whitespace-character-count="1068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